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osevka" svg:font-family="Iosev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474cm" fo:min-width="2.063cm"/>
    </style:style>
    <style:style style:name="gr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474cm" fo:min-width="0.639cm"/>
    </style:style>
    <style:style style:name="gr4" style:family="graphic" style:parent-style-name="standard">
      <style:graphic-properties draw:stroke="solid" svg:stroke-width="0.08cm" svg:stroke-color="#000000" draw:marker-start-width="0.31cm" draw:marker-end-width="0.31cm" draw:fill="none" draw:fill-color="#ffffff" draw:auto-grow-height="true" draw:auto-grow-width="false" fo:max-height="0cm" fo:min-height="0.9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solid" svg:stroke-width="0.08cm" svg:stroke-color="#000000" draw:marker-start-width="0.31cm" draw:marker-end-width="0.31cm" draw:fill="none" draw:fill-color="#ffffff" draw:auto-grow-height="true" draw:auto-grow-width="false" fo:max-height="0cm" fo:min-height="1.434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solid" svg:stroke-width="0.08cm" svg:stroke-color="#000000" draw:marker-start-width="0.31cm" draw:marker-end-width="0.31cm" draw:fill="none" draw:fill-color="#ffffff" draw:auto-grow-height="true" draw:auto-grow-width="false" fo:max-height="0cm" fo:min-height="0.77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126cm" fo:min-width="2.908cm"/>
      <style:paragraph-properties style:writing-mode="lr-tb"/>
    </style:style>
    <style:style style:name="gr8" style:family="graphic" style:parent-style-name="objectwithoutfill">
      <style:graphic-properties draw:fill="solid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style:font-name="Iosevka"/>
    </style:style>
    <style:style style:name="P2" style:family="paragraph">
      <loext:graphic-properties draw:fill="solid" draw:fill-color="#b2b2b2"/>
      <style:paragraph-properties fo:text-align="center"/>
      <style:text-properties style:font-name="Iosevka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Iosevka" fo:font-size="15pt" style:font-size-asian="15pt" style:font-size-complex="15pt"/>
    </style:style>
    <style:style style:name="P6" style:family="paragraph">
      <style:paragraph-properties fo:text-align="center" style:writing-mode="lr-tb"/>
      <style:text-properties style:font-name="Iosevka"/>
    </style:style>
    <style:style style:name="P7" style:family="paragraph">
      <loext:graphic-properties draw:fill="solid" draw:fill-color="#b2b2b2"/>
      <style:paragraph-properties fo:text-align="center" style:writing-mode="lr-tb"/>
      <style:text-properties style:font-name="Iosevka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Iosevka" fo:font-size="15pt" style:letter-kerning="true" style:font-name-asian="Noto Sans CJK SC" style:font-size-asian="15pt" style:font-name-complex="Noto Sans Devanagari" style:font-size-complex="15pt"/>
    </style:style>
    <style:style style:name="T2" style:family="text">
      <style:text-properties style:text-position="33% 58%" style:font-name="Iosevka" fo:font-size="15pt" style:letter-kerning="true" style:font-name-asian="Noto Sans CJK SC" style:font-size-asian="15pt" style:font-name-complex="Noto Sans Devanagari" style:font-size-complex="15pt"/>
    </style:style>
    <style:style style:name="T3" style:family="text">
      <style:text-properties style:text-position="0% 100%" style:font-name="Iosevka" fo:font-size="15pt" style:letter-kerning="true" style:font-name-asian="Noto Sans CJK SC" style:font-size-asian="15pt" style:font-name-complex="Noto Sans Devanagari" style:font-size-complex="15pt"/>
    </style:style>
    <style:style style:name="T4" style:family="text">
      <style:text-properties style:font-name="Iosevka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2.12cm" svg:y1="11.63cm" svg:x2="14.66cm" svg:y2="11.63cm">
          <text:p/>
        </draw:line>
        <draw:line draw:style-name="gr1" draw:text-style-name="P1" draw:layer="layout" svg:x1="12.12cm" svg:y1="9.586cm" svg:x2="14.66cm" svg:y2="9.586cm">
          <text:p/>
        </draw:line>
        <draw:custom-shape draw:style-name="gr2" draw:text-style-name="P2" draw:layer="layout" svg:width="4.573cm" svg:height="1.292cm" draw:transform="rotate (1.57725404502728) translate (14.69cm 12.8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2.033cm" svg:height="1.292cm" draw:transform="rotate (0.0015707963267949) translate (14.403cm 5.74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5" draw:layer="layout" svg:width="3.302cm" svg:height="1.31cm" svg:x="14.406cm" svg:y="2.168cm">
          <draw:text-box>
            <text:p text:style-name="P4"><text:span text:style-name="T1">jmpz</text:span><text:span text:style-name="T2">i</text:span></text:p>
          </draw:text-box>
        </draw:frame>
        <draw:frame draw:style-name="gr5" draw:text-style-name="P5" draw:layer="layout" svg:width="2.337cm" svg:height="1.764cm" svg:x="10.211cm" svg:y="5.883cm">
          <draw:text-box>
            <text:p text:style-name="P4"><text:span text:style-name="T1">(op</text:span><text:span text:style-name="T2">i</text:span><text:span text:style-name="T3">)</text:span><text:span text:style-name="T2">-1</text:span></text:p>
          </draw:text-box>
        </draw:frame>
        <draw:frame draw:style-name="gr6" draw:text-style-name="P5" draw:layer="layout" svg:width="1.524cm" svg:height="1.104cm" svg:x="6.278cm" svg:y="3.703cm">
          <draw:text-box>
            <text:p text:style-name="P4"><text:span text:style-name="T1">op</text:span><text:span text:style-name="T2">i</text:span></text:p>
          </draw:text-box>
        </draw:frame>
        <draw:custom-shape draw:style-name="gr7" draw:text-style-name="P7" draw:layer="layout" svg:width="3.556cm" svg:height="1.524cm" svg:x="9.58cm" svg:y="3.478cm">
          <text:p text:style-name="P6"><text:span text:style-name="T4">invertibl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8" draw:layer="layout" svg:x1="7.802cm" svg:y1="4.24cm" svg:x2="9.58cm" svg:y2="4.24cm">
          <text:p/>
        </draw:line>
        <draw:line draw:style-name="gr1" draw:text-style-name="P8" draw:layer="layout" svg:x1="11.358cm" svg:y1="6.242cm" svg:x2="11.332cm" svg:y2="4.972cm">
          <text:p/>
        </draw:line>
        <draw:line draw:style-name="gr8" draw:text-style-name="P8" draw:layer="layout" svg:x1="13.136cm" svg:y1="4.24cm" svg:x2="14.94cm" svg:y2="4.24cm">
          <text:p/>
        </draw:line>
        <draw:line draw:style-name="gr1" draw:text-style-name="P1" draw:layer="layout" svg:x1="14.94cm" svg:y1="4.24cm" svg:x2="14.914cm" svg:y2="5.739cm">
          <text:p/>
        </draw:line>
        <draw:line draw:style-name="gr1" draw:text-style-name="P1" draw:layer="layout" svg:x1="15.93cm" svg:y1="3.478cm" svg:x2="15.904cm" svg:y2="5.764cm">
          <text:p/>
        </draw:line>
        <draw:line draw:style-name="gr1" draw:text-style-name="P1" draw:layer="layout" svg:x1="15.448cm" svg:y1="7.034cm" svg:x2="15.422cm" svg:y2="9.066cm">
          <text:p/>
        </draw:line>
        <draw:line draw:style-name="gr1" draw:text-style-name="P1" draw:layer="layout" svg:x1="15.982cm" svg:y1="10.59cm" svg:x2="19.232cm" svg:y2="10.59cm">
          <text:p/>
        </draw:line>
        <draw:frame draw:style-name="gr4" draw:text-style-name="P5" draw:layer="layout" svg:width="3.302cm" svg:height="1.31cm" svg:x="8.818cm" svg:y="9.026cm">
          <draw:text-box>
            <text:p text:style-name="P4"><text:span text:style-name="T1">PC</text:span><text:span text:style-name="T2">i </text:span><text:span text:style-name="T3">+ 1</text:span></text:p>
          </draw:text-box>
        </draw:frame>
        <draw:frame draw:style-name="gr4" draw:text-style-name="P5" draw:layer="layout" svg:width="3.302cm" svg:height="1.31cm" svg:x="19.232cm" svg:y="9.828cm">
          <draw:text-box>
            <text:p text:style-name="P4"><text:span text:style-name="T1">PC</text:span><text:span text:style-name="T2">i+1</text:span></text:p>
          </draw:text-box>
        </draw:frame>
        <draw:frame draw:style-name="gr4" draw:text-style-name="P5" draw:layer="layout" svg:width="3.302cm" svg:height="1.31cm" svg:x="8.818cm" svg:y="10.844cm">
          <draw:text-box>
            <text:p text:style-name="P4"><text:span text:style-name="T1">addr</text:span><text:span text:style-name="T2">i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osevka" svg:font-family="Iosev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0.71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2-07-19T15:30:59.672882743</dc:date>
    <meta:editing-duration>PT34M5S</meta:editing-duration>
    <meta:editing-cycles>28</meta:editing-cycles>
    <meta:generator>LibreOffice/6.4.7.2$Linux_X86_64 LibreOffice_project/40$Build-2</meta:generator>
    <meta:document-statistic meta:object-count="41"/>
  </office:meta>
</office:document-meta>
</file>